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Valedictorian Award – Premier 2024, Grade 12 (NEB +2 Science Curriculum)</text:span><text:line-break/>In 2024, I was honored to receive the <text:span text:style-name="Strong_20_Emphasis">Valedictorian Award</text:span> for the <text:span text:style-name="Strong_20_Emphasis">Grade 12 NEB +2 Science curriculum at Premier</text:span>. This recognition was not just a reflection of my academic performance as the <text:span text:style-name="Strong_20_Emphasis">highest-scoring student</text:span>, but also of my dedication, perseverance, and commitment to excellence throughout my academic journey.<text:line-break/>The experience of being awarded valedictorian was humbling and surreal. As I walked across the stage to accept the award, I felt an overwhelming sense of <text:span text:style-name="Strong_20_Emphasis">gratitude toward my teachers, family, and peers</text:span>. I knew that this achievement wasn’t just a personal victory but the result of constant support and encouragement from those around me. It was a testament to the <text:span text:style-name="Strong_20_Emphasis">collaborative spirit of the school community</text:span>.<text:line-break/>During my time in the NEB +2 Science program, I put in <text:span text:style-name="Strong_20_Emphasis">countless hours of studying</text:span>, balancing the demands of rigorous coursework, extracurricular activities, and personal growth. Despite the pressure, I always felt a sense of <text:span text:style-name="Strong_20_Emphasis">purpose and determination</text:span>, knowing that each challenge I faced was an opportunity to grow.<text:line-break/>Receiving the <text:span text:style-name="Strong_20_Emphasis">Valedictorian Award</text:span> was a moment of reflection. It felt like the culmination of years of effort, but it also sparked a new sense of responsibility—to use my skills and knowledge to inspire others and continue to push myself toward greater heights.</text:p>
      <text:p text:style-name="Horizontal_20_Line"/>
      <text:p text:style-name="Text_20_body"><text:span text:style-name="Strong_20_Emphasis">Smart Irrigation System Project – Self-Funded STEM Initiative</text:span><text:line-break/>One of the most rewarding and challenging projects I undertook was the development of a <text:span text:style-name="Strong_20_Emphasis">Smart Irrigation System</text:span> as part of a <text:span text:style-name="Strong_20_Emphasis">self-funded STEM initiative</text:span>. This project aimed to address <text:span text:style-name="Strong_20_Emphasis">water wastage</text:span> in agricultural irrigation systems by integrating modern technology to create a more efficient and sustainable solution for farmers. The goal was to design an irrigation system that could automatically adjust water flow based on <text:span text:style-name="Strong_20_Emphasis">soil moisture levels</text:span>, <text:span text:style-name="Strong_20_Emphasis">weather conditions</text:span>, and <text:span text:style-name="Strong_20_Emphasis">crop needs</text:span>, ensuring optimal water usage while conserving resources.<text:line-break/>The journey to create this system was not without its hurdles. From the initial concept phase, I faced challenges in sourcing the right materials, learning new software for automation, and troubleshooting technical issues related to sensors and wiring. However, these challenges pushed me to think critically and innovate.<text:line-break/>One of the most fulfilling aspects of this project was seeing the <text:span text:style-name="Strong_20_Emphasis">impact it had on the community</text:span>. <text:span text:style-name="Strong_20_Emphasis">Over 100 people</text:span> visited the project, including <text:span text:style-name="Strong_20_Emphasis">school directors</text:span>, <text:span text:style-name="Strong_20_Emphasis">teachers</text:span>, local <text:span text:style-name="Strong_20_Emphasis">farmers</text:span>, and even the <text:span text:style-name="Strong_20_Emphasis">President of the Robotics Association Nepal</text:span>. Their feedback was invaluable, and their enthusiasm for the potential applications of the system reinforced my belief in the project’s importance.<text:line-break/>The <text:span text:style-name="Strong_20_Emphasis">Smart Irrigation System</text:span> was designed to <text:span text:style-name="Strong_20_Emphasis">automate irrigation schedules</text:span>, monitor <text:span text:style-name="Strong_20_Emphasis">soil moisture in real-time</text:span>, and adjust water flow based on environmental factors. It reduced <text:span text:style-name="Strong_20_Emphasis">wastage</text:span> and optimized water usage, making it both <text:span text:style-name="Strong_20_Emphasis">environmentally</text:span> and <text:span text:style-name="Strong_20_Emphasis">economically beneficial</text:span> for farmers.<text:line-break/>The project was a significant success, highlighting the importance of integrating technology into traditional industries and demonstrating how innovative solutions could be applied to real-world problems.</text:p>
      <text:p text:style-name="Horizontal_20_Line"/>
      <text:p text:style-name="Text_20_body"><text:soft-page-break/><text:span text:style-name="Strong_20_Emphasis">Science Awareness Project – Polar and Non-Polar Dissolution Demonstration</text:span><text:line-break/>As a member of the <text:span text:style-name="Strong_20_Emphasis">Science Awareness Club</text:span>, I had the opportunity to engage junior students in science through interactive and educational demonstrations. One of the most memorable projects I led was a hands-on experiment that showcased the phenomenon of <text:span text:style-name="Strong_20_Emphasis">polar and non-polar dissolution</text:span>. The goal was to demonstrate a fundamental concept of chemistry in a way that was both visually compelling and easy to understand for younger students, encouraging them to explore the world of science.<text:line-break/>The experiment itself was simple yet powerful: I used water (a <text:span text:style-name="Strong_20_Emphasis">polar solvent</text:span>) and oil (a <text:span text:style-name="Strong_20_Emphasis">non-polar substance</text:span>) to show how the two substances do not mix, perfectly illustrating the principle that "<text:span text:style-name="Strong_20_Emphasis">like dissolves like</text:span>."<text:line-break/>Over <text:span text:style-name="Strong_20_Emphasis">100 junior students</text:span> attended the session, and their enthusiasm was evident from the many questions they asked and the excitement they expressed after the experiment. Several students came up to me afterward, eager to learn more about other scientific phenomena and ask how they could conduct similar experiments at home.<text:line-break/>The success of this experiment was incredibly fulfilling. It sparked an interest in science among the students and reinforced my belief in the importance of making science <text:span text:style-name="Strong_20_Emphasis">accessible</text:span> and <text:span text:style-name="Strong_20_Emphasis">fun</text:span>.</text:p>
      <text:p text:style-name="Horizontal_20_Line"/>
      <text:p text:style-name="Text_20_body"><text:span text:style-name="Strong_20_Emphasis">Chill Zone – Socializing and Study Support Initiative</text:span><text:line-break/>During the COVID-19 pandemic, I created the <text:span text:style-name="Strong_20_Emphasis">Chill Zone</text:span>, a dedicated online server for students to socialize, relax, and stay connected while navigating the isolation of remote learning. Initially, the Chill Zone served as a virtual space for students to interact, share experiences, and support each other through the challenges of the pandemic. The server quickly grew to include <text:span text:style-name="Strong_20_Emphasis">150+ members</text:span>, becoming a space where students could unwind, play games, and engage in casual conversations.<text:line-break/>As time went on and students began to face academic challenges, I decided to introduce a sub-program of <text:span text:style-name="Strong_20_Emphasis">study sessions</text:span> within the Chill Zone. These sessions were designed to help students stay on track with their studies, providing a structured yet relaxed environment where they could collaborate, ask questions, and work through difficult topics together.<text:line-break/>The study sessions were informal, with a focus on <text:span text:style-name="Strong_20_Emphasis">peer-to-peer learning</text:span>, making it easier for students to learn from one another. Over <text:span text:style-name="Strong_20_Emphasis">20 students</text:span> participated in the study program, and the impact was evident. <text:span text:style-name="Strong_20_Emphasis">Students reported significant improvements</text:span> in their academic performance, with many experiencing a boost in their grades and confidence.<text:line-break/>By providing a space for both social interaction and academic support, I was able to help students overcome the challenges of remote learning, build confidence, and achieve better academic results. </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11-09T17:51:02.850000000</meta:creation-date>
    <dc:date>2024-11-09T18:29:45.073000000</dc:date>
    <meta:editing-duration>PT8M21S</meta:editing-duration>
    <meta:editing-cycles>1</meta:editing-cycles>
    <meta:document-statistic meta:table-count="0" meta:image-count="0" meta:object-count="0" meta:page-count="2" meta:paragraph-count="4" meta:word-count="901" meta:character-count="5928" meta:non-whitespace-character-count="5027"/>
    <meta:generator>Neat_Office/6.2.8.2$Windows_x86 LibreOffice_project/</meta:generator>
  </office:meta>
</office:document-meta>
</file>